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03faf9" officeooo:paragraph-rsid="0003faf9"/>
    </style:style>
    <style:style style:name="P2" style:family="paragraph" style:parent-style-name="Standard">
      <style:text-properties officeooo:rsid="0003faf9" officeooo:paragraph-rsid="0003faf9"/>
    </style:style>
    <style:style style:name="P3" style:family="paragraph" style:parent-style-name="Table_20_Contents">
      <style:text-properties officeooo:paragraph-rsid="00034493"/>
    </style:style>
    <style:style style:name="P4" style:family="paragraph" style:parent-style-name="Table_20_Contents">
      <style:text-properties officeooo:rsid="00034493" officeooo:paragraph-rsid="00034493"/>
    </style:style>
    <style:style style:name="P5" style:family="paragraph" style:parent-style-name="Table_20_Contents">
      <style:text-properties fo:font-weight="bold" officeooo:rsid="00034493" officeooo:paragraph-rsid="00034493" style:font-weight-asian="bold" style:font-weight-complex="bold"/>
    </style:style>
    <style:style style:name="P6" style:family="paragraph" style:parent-style-name="Standard">
      <style:text-properties officeooo:paragraph-rsid="00067361"/>
    </style:style>
    <style:style style:name="P7" style:family="paragraph" style:parent-style-name="Standard">
      <style:text-properties fo:font-size="10pt" officeooo:paragraph-rsid="00067361" style:font-size-asian="10pt" style:font-size-complex="10pt"/>
    </style:style>
    <style:style style:name="P8" style:family="paragraph" style:parent-style-name="Standard">
      <style:paragraph-properties fo:text-align="center" style:justify-single-word="false"/>
      <style:text-properties fo:font-size="10pt" officeooo:rsid="00067361" officeooo:paragraph-rsid="00067361" style:font-size-asian="10pt" style:font-size-complex="10pt"/>
    </style:style>
    <style:style style:name="P9" style:family="paragraph" style:parent-style-name="Standard">
      <style:paragraph-properties fo:text-align="start" style:justify-single-word="false"/>
      <style:text-properties fo:font-size="10pt" officeooo:rsid="00067361" officeooo:paragraph-rsid="00067361" style:font-size-asian="10pt" style:font-size-complex="10pt"/>
    </style:style>
    <style:style style:name="P10" style:family="paragraph" style:parent-style-name="Table_20_Contents">
      <style:paragraph-properties fo:text-align="center" style:justify-single-word="false"/>
      <style:text-properties fo:font-size="10pt" officeooo:rsid="00067361" officeooo:paragraph-rsid="00067361" style:font-size-asian="10pt" style:font-size-complex="10pt"/>
    </style:style>
    <style:style style:name="P11" style:family="paragraph" style:parent-style-name="Text_20_body">
      <style:text-properties officeooo:paragraph-rsid="0007f2cc"/>
    </style:style>
    <style:style style:name="P12" style:family="paragraph" style:parent-style-name="Text_20_body">
      <style:text-properties officeooo:rsid="0003faf9" officeooo:paragraph-rsid="0003faf9"/>
    </style:style>
    <style:style style:name="P13" style:family="paragraph" style:parent-style-name="Text_20_body">
      <style:text-properties fo:font-weight="bold" officeooo:rsid="00098ff1" officeooo:paragraph-rsid="00098ff1" style:font-weight-asian="bold" style:font-weight-complex="bold"/>
    </style:style>
    <style:style style:name="T1" style:family="text">
      <style:text-properties officeooo:rsid="0004edb4"/>
    </style:style>
    <style:style style:name="T2" style:family="text">
      <style:text-properties fo:font-variant="normal" fo:text-transform="none" fo:color="#202124" loext:opacity="100%" style:font-name="arial" fo:letter-spacing="normal" fo:font-style="normal" fo:font-weight="normal"/>
    </style:style>
    <style:style style:name="T3" style:family="text">
      <style:text-properties officeooo:rsid="00067361"/>
    </style:style>
    <style:style style:name="T4" style:family="text">
      <style:text-properties officeooo:rsid="0007f2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Name: micheal Ayomide Ogbechie</text:p>
      <text:p text:style-name="P11"><text:span text:style-name="T4">1. Fill in the blanks in each of the following statements:</text:span></text:p>
      <text:p text:style-name="P11">A) The logical unit that receives information from outside the computer for use</text:p>
      <text:p text:style-name="P11">by the computer is the input unit.</text:p>
      <text:p text:style-name="P11">B) The process of instructing the computer to solve a problem is called</text:p>
      <text:p text:style-name="P11">programming.</text:p>
      <text:p text:style-name="P11">C) Asembly language is a type of computer language that uses English like</text:p>
      <text:p text:style-name="P11">abbreviations for machine-language instructions.</text:p>
      <text:p text:style-name="P11">D) Output unit is a logical unit that sends information which has already been</text:p>
      <text:p text:style-name="P11">processed by the computer to various devices so that it may be used outside</text:p>
      <text:p text:style-name="P11">the computer.</text:p>
      <text:p text:style-name="P11">E) Memory unit and Secondary memory are logical units of the computer that</text:p>
      <text:p text:style-name="P11">retain information.</text:p>
      <text:p text:style-name="P11">F) Arithmetic logic unit is a logical unit of the computer that performs</text:p>
      <text:p text:style-name="P11">calculations.</text:p>
      <text:p text:style-name="P11">G) Arithmetic logic unit is a logical unit of the computer that makes logical</text:p>
      <text:p text:style-name="P11">decisions.</text:p>
      <text:p text:style-name="P11">H) High level languages are most convenient to the programmer for writing</text:p>
      <text:p text:style-name="P11">programs quickly and easily.</text:p>
      <text:p text:style-name="P11">I) The only language a computer can directly understand is that computer’s</text:p>
      <text:p text:style-name="P11">macnine language.</text:p>
      <text:p text:style-name="P11">J) Central processing unit is a logical unit of the computer that coordinates the</text:p>
      <text:p text:style-name="P11">activities of all the other logical units.</text:p>
      <text:p text:style-name="P11">1.5</text:p>
      <text:p text:style-name="P11">Fill in the blanks in each of the following statements:</text:p>
      <text:p text:style-name="P11">A) Java is a platform independent programming language that was built with</text:p>
      <text:p text:style-name="P11">the objective of allowing programs to be written once and then run on a</text:p>
      <text:p text:style-name="P11">large variety of electronic devices without modification</text:p>
      <text:p text:style-name="P11">B) Java SE (Standard Edition), Java EE (Enterprise Edition), and Java ME</text:p>
      <text:p text:style-name="P11">(Micro Edition) are the names of the three editions of Java that can be used</text:p>
      <text:p text:style-name="P11"><text:soft-page-break/>to build different kind of applications</text:p>
      <text:p text:style-name="P11">C) Bandwidth is the information-carrying capacity of communication lines,</text:p>
      <text:p text:style-name="P11">and has rapidly increased over the years and become more affordable. Its</text:p>
      <text:p text:style-name="P11">availability is a cornerstone for building applications that are significantly</text:p>
      <text:p text:style-name="P11">connected.</text:p>
      <text:p text:style-name="P11">D) A(n) assembler is a translator that can convert early assembly-language</text:p>
      <text:p text:style-name="P11">programs to machine language with reasonable efficiency</text:p>
      <text:p text:style-name="P11">1.6</text:p>
      <text:p text:style-name="P11">Fill in the blanks in each of the following statements:</text:p>
      <text:p text:style-name="P11">A) Java programs normally go through five phases—Edit, Compile, Load,</text:p>
      <text:p text:style-name="P11">Verify, and ExecuteB) A(n) Integrated Development Enviroment (IDEs) provides many tools that</text:p>
      <text:p text:style-name="P11">support the software development process, such as editors for writing and</text:p>
      <text:p text:style-name="P11">editing programs, debuggers for locating logic errors in programs, and</text:p>
      <text:p text:style-name="P11">many other features.</text:p>
      <text:p text:style-name="P11">C) c) The command java invokes the Java Virtual Machine, which executes</text:p>
      <text:p text:style-name="P11">Java programs.</text:p>
      <text:p text:style-name="P11">D) A(n) Virtual Machine is a software application that simulates a computer,</text:p>
      <text:p text:style-name="P11">but hides the underlying operating system and hardware from the programs</text:p>
      <text:p text:style-name="P11">that interact with it.</text:p>
      <text:p text:style-name="P11">E) The Class Loader takes the .class files containing the program’s bytecodes</text:p>
      <text:p text:style-name="P11">and transfers them to primary memory.</text:p>
      <text:p text:style-name="P11">F) The Bytecode Verifier examines bytecodes to ensure that they’re valid.</text:p>
      <text:p text:style-name="P11"/>
      <text:p text:style-name="P11"/>
      <text:p text:style-name="P11">2. Explain briefly, the Java compilation process in your own words.</text:p>
      <text:p text:style-name="P1">The java source code is created the sent trough the java compiler and we have the jave byte code (.class extension) then the to the Java Virtual machine (jvm) and gets compiled and sent for output</text:p>
      <text:p text:style-name="P1"/>
      <text:p text:style-name="P1"/>
      <text:p text:style-name="P1"/>
      <text:p text:style-name="P1"><text:soft-page-break/></text:p>
      <text:p text:style-name="Text_20_body">3. Differentiate between the JDK and JRE.</text:p>
      <table:table table:name="Table1" table:style-name="Table1">
        <table:table-column table:style-name="Table1.A" table:number-columns-repeated="3"/>
        <table:table-row table:style-name="TableLine94356600965344">
          <table:table-cell table:style-name="Table1.A1" office:value-type="string">
            <text:p text:style-name="Table_20_Contents"/>
          </table:table-cell>
          <table:table-cell table:style-name="Table1.A1" office:value-type="string">
            <text:p text:style-name="P5">JDK</text:p>
          </table:table-cell>
          <table:table-cell table:style-name="Table1.C1" office:value-type="string">
            <text:p text:style-name="P5">JRE</text:p>
          </table:table-cell>
        </table:table-row>
        <table:table-row table:style-name="TableLine94356600986528">
          <table:table-cell table:style-name="Table1.A2" office:value-type="string">
            <text:p text:style-name="P4">DEFINITION</text:p>
          </table:table-cell>
          <table:table-cell table:style-name="Table1.A2" office:value-type="string">
            <text:p text:style-name="Table_20_Contents">JDK(Java Development Kit) is used to develop Java applications. JDK also contains numerous development tools like compilers, debuggers, etc. </text:p>
          </table:table-cell>
          <table:table-cell table:style-name="Table1.C2" office:value-type="string">
            <text:p text:style-name="P3">JRE(Java Runtime Environment) is the implementation of JVM(Java Virtual Machine) and it is specially designed to execute Java programs.</text:p>
          </table:table-cell>
        </table:table-row>
        <table:table-row table:style-name="TableLine94356600988256">
          <table:table-cell table:style-name="Table1.A2" office:value-type="string">
            <text:p text:style-name="Table_20_Contents"/>
          </table:table-cell>
          <table:table-cell table:style-name="Table1.A2" office:value-type="string">
            <text:p text:style-name="Table_20_Contents">It is mainly used for the execution of code and its main functionality is development.</text:p>
          </table:table-cell>
          <table:table-cell table:style-name="Table1.C2" office:value-type="string">
            <text:p text:style-name="Table_20_Contents">It is mainly used for creating an environment for code execution.</text:p>
          </table:table-cell>
        </table:table-row>
      </table:table>
      <text:p text:style-name="Standard"/>
      <text:p text:style-name="Standard">4. If the computer is so smart, why do we need a compiler?</text:p>
      <text:p text:style-name="P2">We need comilers to to break down the high machine language into <text:span text:style-name="T1">binary codes, because the computer understand only binary codes.</text:span></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text:span text:style-name="T1">5.</text:span></text:p>
      <text:p text:style-name="P7"><text:span text:style-name="T3">J</text:span><text:span text:style-name="T2">ava is an object-oriented programming language that produces software for multiple platforms. When a programmer writes a Java application, the compiled code (known as bytecode) runs on most operating systems (OS), including Windows, Linux and Mac OS.</text:span></text:p>
      <text:p text:style-name="P7"><text:span text:style-name="T2"/></text:p>
      <text:p text:style-name="P8"><text:span text:style-name="T2">Computer organization</text:span></text:p>
      <table:table table:name="Table2" table:style-name="Table2">
        <table:table-column table:style-name="Table2.A" table:number-columns-repeated="2"/>
        <table:table-row table:style-name="TableLine94356714813152">
          <table:table-cell table:style-name="Table2.A1" office:value-type="string">
            <text:p text:style-name="P10">Logical unit</text:p>
          </table:table-cell>
          <table:table-cell table:style-name="Table2.B1" office:value-type="string">
            <text:p text:style-name="P10">description</text:p>
          </table:table-cell>
        </table:table-row>
        <table:table-row table:style-name="TableLine94356714813152">
          <table:table-cell table:style-name="Table2.A2" office:value-type="string">
            <text:p text:style-name="P10">Input unit</text:p>
          </table:table-cell>
          <table:table-cell table:style-name="Table2.B2" office:value-type="string">
            <text:p text:style-name="P10">This section recieves information from the input device and places it at the unit for processing.</text:p>
          </table:table-cell>
        </table:table-row>
        <table:table-row table:style-name="TableLine94356714813152">
          <table:table-cell table:style-name="Table2.A2" office:value-type="string">
            <text:p text:style-name="P10">Output unit</text:p>
          </table:table-cell>
          <table:table-cell table:style-name="Table2.B2" office:value-type="string">
            <text:p text:style-name="P10">This shipping section takes processed information from the computer and takes it to the various output devices so that d computer can use </text:p>
          </table:table-cell>
        </table:table-row>
        <table:table-row table:style-name="TableLine94356714813152">
          <table:table-cell table:style-name="Table2.A2" office:value-type="string">
            <text:p text:style-name="P10">Memory unit</text:p>
          </table:table-cell>
          <table:table-cell table:style-name="Table2.B2" office:value-type="string">
            <text:p text:style-name="P10">It stores infor mation that has been passed by the input and makes the info available when needed</text:p>
          </table:table-cell>
        </table:table-row>
        <table:table-row table:style-name="TableLine94356714813152">
          <table:table-cell table:style-name="Table2.A2" office:value-type="string">
            <text:p text:style-name="P10">Aritmetical and logical unit</text:p>
          </table:table-cell>
          <table:table-cell table:style-name="Table2.B2" office:value-type="string">
            <text:p text:style-name="P10">This is the part that does the arithmetic</text:p>
          </table:table-cell>
        </table:table-row>
        <table:table-row table:style-name="TableLine94356714813152">
          <table:table-cell table:style-name="Table2.A2" office:value-type="string">
            <text:p text:style-name="P10">Cpu </text:p>
          </table:table-cell>
          <table:table-cell table:style-name="Table2.B2" office:value-type="string">
            <text:p text:style-name="P10">This is the area that process the the information</text:p>
          </table:table-cell>
        </table:table-row>
      </table:table>
      <text:p text:style-name="P9"><text:span text:style-name="T2"/></text:p>
      <text:p text:style-name="P9"><text:span text:style-name="T2">One of the world’s most common objects is a wrist watch. Discuss how each of</text:span></text:p>
      <text:p text:style-name="P9"><text:span text:style-name="T2">the following terms and concepts applies to the notion of a watch: object,</text:span></text:p>
      <text:p text:style-name="P9"><text:span text:style-name="T2">attributes, behaviors, class, inheritance (consider, for example, an alarm clock),</text:span></text:p>
      <text:p text:style-name="P9"><text:span text:style-name="T2">modeling, messages, encapsulation, interface and information hiding.</text:span></text:p>
      <text:p text:style-name="P9"><text:span text:style-name="T2">As a common object that many people use every day, relating a wrist</text:span></text:p>
      <text:p text:style-name="P9"><text:span text:style-name="T2">watch to object-oriented programming, it is considered an object with</text:span></text:p>
      <text:p text:style-name="P9"><text:span text:style-name="T2">specific attributes and behaviors. For example, a wristwatch has the</text:span></text:p>
      <text:p text:style-name="P9"><text:span text:style-name="T2">attributes of time, date, and various hands, and it has the behaviors of</text:span></text:p>
      <text:p text:style-name="P9"><text:span text:style-name="T2">showing time, setting the time, changing the date, and activating an</text:span></text:p>
      <text:p text:style-name="P9"><text:span text:style-name="T2">alarm.A class is a template for creating objects that share common attributes</text:span></text:p>
      <text:p text:style-name="P9"><text:span text:style-name="T2">and behaviors. A wristwatch belongs to a class of objects that share</text:span></text:p>
      <text:p text:style-name="P9"><text:span text:style-name="T2">similar attributes and behaviors, such as other time-telling devices like</text:span></text:p>
      <text:p text:style-name="P9"><text:span text:style-name="T2">wall clocks or pocket watches. Inheritance is a concept in which a new</text:span></text:p>
      <text:p text:style-name="P9"><text:span text:style-name="T2">class is created by inheriting properties and methods from an existing</text:span></text:p>
      <text:p text:style-name="P9"><text:span text:style-name="T2">class. For example, an alarm clock is a subclass of a wristwatch that adds</text:span></text:p>
      <text:p text:style-name="P9"><text:span text:style-name="T2">an alarm feature to the basic watch functionality.</text:span></text:p>
      <text:p text:style-name="P9"><text:span text:style-name="T2">Modeling a wristwatch involves representing it in a software model,</text:span></text:p>
      <text:p text:style-name="P9"><text:span text:style-name="T2">defining its attributes, behaviors, and relationships with other objects.</text:span></text:p>
      <text:p text:style-name="P9"><text:span text:style-name="T2">Messages are the way objects communicate with each other, and in the</text:span></text:p>
      <text:p text:style-name="P9"><text:span text:style-name="T2">case of a wristwatch, this could include pressing a button to activate a</text:span></text:p>
      <text:p text:style-name="P9"><text:span text:style-name="T2">behavior. Encapsulation is a concept of hiding the implementation</text:span></text:p>
      <text:p text:style-name="P9"><text:span text:style-name="T2">details of an object and only exposing the necessary information to the</text:span></text:p>
      <text:p text:style-name="P9"><text:span text:style-name="T2">outside world. In the case of a wristwatch, the user only needs to interact</text:span></text:p>
      <text:p text:style-name="P9"><text:span text:style-name="T2">with the interface (buttons, crown, etc.) and does not need to know the</text:span></text:p>
      <text:p text:style-name="P9"><text:span text:style-name="T2">details of how the watch functions internally.</text:span></text:p>
      <text:p text:style-name="P9"><text:span text:style-name="T2">The interface is the set of methods that define the behavior of an object,</text:span></text:p>
      <text:p text:style-name="P9"><text:span text:style-name="T2">and in the case of a wristwatch, this includes the buttons, crown, and</text:span></text:p>
      <text:p text:style-name="P9"><text:span text:style-name="T2">display that the user interacts with. Information hiding is the process of</text:span></text:p>
      <text:p text:style-name="P9"><text:span text:style-name="T2">hiding the details of an object's implementation, such as how the watch</text:span></text:p>
      <text:p text:style-name="P9"><text:span text:style-name="T2">keeps time or how it activates an alarm. This is done so that the user only</text:span></text:p>
      <text:p text:style-name="P9"><text:span text:style-name="T2">needs to know how to use the watch's interface to perform specific</text:span></text:p>
      <text:p text:style-name="P9"><text:span text:style-name="T2">actio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8:53:09.035690177</meta:creation-date>
    <meta:editing-duration>PT6M35S</meta:editing-duration>
    <meta:editing-cycles>3</meta:editing-cycles>
    <meta:generator>LibreOffice/7.3.2.2$Linux_X86_64 LibreOffice_project/30$Build-2</meta:generator>
    <dc:date>2023-02-15T09:06:42.842383405</dc:date>
    <meta:document-statistic meta:table-count="2" meta:image-count="0" meta:object-count="0" meta:page-count="4" meta:paragraph-count="111" meta:word-count="1090" meta:character-count="6672" meta:non-whitespace-character-count="5691"/>
  </office:meta>
</office:document-meta>
</file>